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36000002C5A41DF6AF891FA6FB.png" manifest:media-type="image/png"/>
  <manifest:file-entry manifest:full-path="Pictures/1000020100000241000001A95A20AE3B64C6EBF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02cm" svg:height="0.962cm" svg:x="2.1cm" svg:y="1.1cm">
          <draw:text-box>
            <text:p>Codeblock 1</text:p>
          </draw:text-box>
        </draw:frame>
        <draw:frame draw:style-name="gr1" draw:text-style-name="P1" draw:layer="layout" svg:width="4.02cm" svg:height="0.962cm" svg:x="17.8cm" svg:y="1.138cm">
          <draw:text-box>
            <text:p>Codeblock 2</text:p>
          </draw:text-box>
        </draw:frame>
        <draw:frame draw:style-name="gr2" draw:text-style-name="P2" draw:layer="layout" svg:width="11.948cm" svg:height="8.8cm" svg:x="0.352cm" svg:y="3cm">
          <draw:image xlink:href="Pictures/1000020100000241000001A95A20AE3B64C6EBFC.png" xlink:type="simple" xlink:show="embed" xlink:actuate="onLoad" loext:mime-type="image/png">
            <text:p/>
          </draw:image>
        </draw:frame>
        <draw:line draw:style-name="gr3" draw:text-style-name="P2" draw:layer="layout" svg:x1="12.7cm" svg:y1="0.7cm" svg:x2="12.6cm" svg:y2="20.4cm">
          <text:p/>
        </draw:line>
        <draw:frame draw:style-name="gr4" draw:text-style-name="P3" draw:layer="layout" svg:width="16.531cm" svg:height="14.258cm" svg:x="12.869cm" svg:y="3.142cm">
          <draw:image xlink:href="Pictures/1000020100000336000002C5A41DF6AF891FA6F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5-24T12:07:00.071964489</dc:date>
    <meta:editing-duration>PT6M37S</meta:editing-duration>
    <meta:editing-cycles>6</meta:editing-cycles>
    <meta:generator>LibreOffice/6.1.0.3$MacOSX_X86_64 LibreOffice_project/efb621ed25068d70781dc026f7e9c5187a4decd1</meta:generator>
    <meta:document-statistic meta:object-count="5"/>
  </office:meta>
</office:document-meta>
</file>